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800000245251259D53EA3061B.png" manifest:media-type="image/png"/>
  <manifest:file-entry manifest:full-path="Pictures/10000201000002BC000002C3298B5F55775F95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Text_20_body">
      <style:text-properties officeooo:rsid="0014ef54" officeooo:paragraph-rsid="0014ef54"/>
    </style:style>
    <style:style style:name="P3" style:family="paragraph" style:parent-style-name="Title">
      <style:text-properties officeooo:rsid="001fdc7c" officeooo:paragraph-rsid="001fdc7c"/>
    </style:style>
    <style:style style:name="P4" style:family="paragraph" style:parent-style-name="Subtitle">
      <style:text-properties fo:font-variant="normal" fo:text-transform="none" style:font-name="apple-system" fo:font-size="11.25pt" fo:letter-spacing="normal" fo:font-style="normal" fo:font-weight="normal" officeooo:rsid="0014ef54" officeooo:paragraph-rsid="0014ef54"/>
    </style:style>
    <style:style style:name="T1" style:family="text">
      <style:text-properties officeooo:rsid="001cfa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cm" svg:height="2.011cm" draw:z-index="0"><draw:image xlink:href="Pictures/10000201000002BC000002C3298B5F55775F95D1.png" xlink:type="simple" xlink:show="embed" xlink:actuate="onLoad" loext:mime-type="image/png"/></draw:frame></text:p>
      <text:p text:style-name="P1"/>
      <text:p text:style-name="P1"/>
      <text:p text:style-name="P1"/>
      <text:p text:style-name="P3">Full Route</text:p>
      <text:p text:style-name="P4"/>
      <text:p text:style-name="P2"><draw:frame draw:style-name="fr1" draw:name="Image2" text:anchor-type="paragraph" svg:width="17cm" svg:height="7.391cm" draw:z-index="1"><draw:image xlink:href="Pictures/100000000000053800000245251259D53EA3061B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8:25.367896947</meta:creation-date>
    <dc:date>2019-07-10T11:08:16.590031226</dc:date>
    <meta:editing-duration>PT18M28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2" meta:character-count="10" meta:non-whitespace-character-count="9"/>
  </office:meta>
</office:document-meta>
</file>